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00/00/00</text:date>, <text:time style:data-style-name="N2" text:time-value="23:04:21.377592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0-25T23:06:34.579010362</dc:date>
    <meta:editing-duration>PT13H11M52S</meta:editing-duration>
    <meta:editing-cycles>222</meta:editing-cycles>
    <meta:generator>LibreOffice/5.1.4.2$Linux_X86_64 LibreOffice_project/10m0$Build-2</meta:generator>
    <meta:document-statistic meta:table-count="3" meta:cell-count="673" meta:object-count="0"/>
  </office:meta>
</office:document-meta>
</file>